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8fb98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apping PA OUT – Dig IN – PA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With new preamp pinout, PA OUT channel number = Digitizer channel numb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(connecting of course PA OUT 0-15 to Dig IN 0-15, 16-31 to 16-31, et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A OUT / Dig IN Ch</text:p>
          </table:table-cell>
          <table:table-cell table:style-name="ce4" office:value-type="string" calcext:value-type="string">
            <text:p>A/1 PAD</text:p>
          </table:table-cell>
          <table:table-cell table:style-name="ce4" office:value-type="string" calcext:value-type="string">
            <text:p>B/2 PAD</text:p>
          </table:table-cell>
          <table:table-cell table:style-name="ce4" office:value-type="string" calcext:value-type="string">
            <text:p>C/3 PAD</text:p>
          </table:table-cell>
          <table:table-cell table:style-name="ce4" office:value-type="string" calcext:value-type="string">
            <text:p>D/4 PAD</text:p>
          </table:table-cell>
          <table:table-cell table:style-name="ce4" office:value-type="string" calcext:value-type="string">
            <text:p>E/5 PAD</text:p>
          </table:table-cell>
          <table:table-cell table:style-name="ce7" table:number-columns-repeated="101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5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5" table:style-name="ce5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5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5"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5"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5" table:style-name="ce5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5"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5"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5"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5" table:style-name="ce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5" table:style-name="ce6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5" table:style-name="ce6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number-columns-repeated="5" table:style-name="ce6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number-columns-repeated="5"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number-columns-repeated="5" table:style-name="ce6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number-columns-repeated="5"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number-columns-repeated="5"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number-columns-repeated="5"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number-columns-repeated="6" table:style-name="ce6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number-columns-repeated="6"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number-columns-repeated="5"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number-columns-repeated="5"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number-columns-repeated="5" table:style-name="ce5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5" table:style-name="ce5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number-columns-repeated="5" table:style-name="ce5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5" table:style-name="ce5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number-columns-repeated="5" table:style-name="ce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number-columns-repeated="5"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number-columns-repeated="5" table:style-name="ce5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number-columns-repeated="5" table:style-name="ce5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5" table:style-name="ce5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number-columns-repeated="5" table:style-name="ce5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5"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PXZ4</text:p>
          </table:table-cell>
          <table:table-cell table:style-name="ce5" office:value-type="string" calcext:value-type="string">
            <text:p>PXZ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PXZ3</text:p>
          </table:table-cell>
          <table:table-cell table:style-name="ce5" office:value-type="string" calcext:value-type="string">
            <text:p>PXZ6</text:p>
          </table:table-cell>
          <table:table-cell table:number-columns-repeated="1018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number-columns-repeated="5"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number-columns-repeated="5"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number-columns-repeated="5"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number-columns-repeated="5"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number-columns-repeated="5"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number-columns-repeated="5" table:style-name="ce6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number-columns-repeated="5"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number-columns-repeated="5"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number-columns-repeated="5"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number-columns-repeated="5" table:style-name="ce6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number-columns-repeated="5" table:style-name="ce6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number-columns-repeated="5" table:style-name="ce6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number-columns-repeated="5" table:style-name="ce6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5" table:style-name="ce6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number-columns-repeated="5" table:style-name="ce6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PXZ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PXZ5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7:09:06.263658286</meta:creation-date>
    <dc:date>2022-07-11T17:23:25.489419991</dc:date>
    <meta:editing-duration>PT14M12S</meta:editing-duration>
    <meta:editing-cycles>15</meta:editing-cycles>
    <meta:generator>LibreOffice/6.4.7.2$Linux_X86_64 LibreOffice_project/40$Build-2</meta:generator>
    <meta:document-statistic meta:table-count="1" meta:cell-count="393" meta:object-count="0"/>
  </office:meta>
</office:document-meta>
</file>